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cf1" officeooo:paragraph-rsid="001cacf1"/>
    </style:style>
    <style:style style:name="P2" style:family="paragraph" style:parent-style-name="Standard">
      <style:text-properties officeooo:rsid="001e9c13" officeooo:paragraph-rsid="001e9c13"/>
    </style:style>
    <style:style style:name="P3" style:family="paragraph" style:parent-style-name="Standard">
      <style:text-properties officeooo:rsid="00201319" officeooo:paragraph-rsid="00201319"/>
    </style:style>
    <style:style style:name="P4" style:family="paragraph" style:parent-style-name="Standard">
      <style:text-properties officeooo:rsid="00206433" officeooo:paragraph-rsid="00206433"/>
    </style:style>
    <style:style style:name="P5" style:family="paragraph" style:parent-style-name="Standard">
      <style:text-properties officeooo:rsid="00239685" officeooo:paragraph-rsid="00239685"/>
    </style:style>
    <style:style style:name="P6" style:family="paragraph" style:parent-style-name="Standard">
      <style:text-properties officeooo:rsid="0026f6e5" officeooo:paragraph-rsid="0026f6e5"/>
    </style:style>
    <style:style style:name="P7" style:family="paragraph" style:parent-style-name="Standard">
      <style:text-properties officeooo:rsid="0026f6e5" officeooo:paragraph-rsid="0027be05"/>
    </style:style>
    <style:style style:name="P8" style:family="paragraph" style:parent-style-name="Standard">
      <style:text-properties officeooo:rsid="002a53cb" officeooo:paragraph-rsid="002a53cb"/>
    </style:style>
    <style:style style:name="P9" style:family="paragraph" style:parent-style-name="Standard">
      <style:text-properties officeooo:rsid="002ff6fc" officeooo:paragraph-rsid="002ff6fc"/>
    </style:style>
    <style:style style:name="P10" style:family="paragraph" style:parent-style-name="Standard">
      <style:text-properties officeooo:rsid="0026f6e5" officeooo:paragraph-rsid="0026f6e5"/>
    </style:style>
    <style:style style:name="P11" style:family="paragraph" style:parent-style-name="Standard">
      <style:text-properties officeooo:rsid="002ff98f" officeooo:paragraph-rsid="002ff98f"/>
    </style:style>
    <style:style style:name="T1" style:family="text">
      <style:text-properties officeooo:rsid="00205fc9"/>
    </style:style>
    <style:style style:name="T2" style:family="text">
      <style:text-properties officeooo:rsid="002281a1"/>
    </style:style>
    <style:style style:name="T3" style:family="text">
      <style:text-properties officeooo:rsid="00239685"/>
    </style:style>
    <style:style style:name="T4" style:family="text">
      <style:text-properties officeooo:rsid="0026f6e5"/>
    </style:style>
    <style:style style:name="T5" style:family="text">
      <style:text-properties officeooo:rsid="00286673"/>
    </style:style>
    <style:style style:name="T6" style:family="text">
      <style:text-properties officeooo:rsid="002a795a"/>
    </style:style>
    <style:style style:name="T7" style:family="text">
      <style:text-properties officeooo:rsid="002c6d23"/>
    </style:style>
    <style:style style:name="T8" style:family="text">
      <style:text-properties officeooo:rsid="002cd50a"/>
    </style:style>
    <style:style style:name="T9" style:family="text">
      <style:text-properties officeooo:rsid="002ff9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eve ser &lt;=: </text:p>
      <text:p text:style-name="P8">35 linhas</text:p>
      <text:p text:style-name="P8">100 colunas</text:p>
      <text:p text:style-name="P8">12 pistas</text:p>
      <text:p text:style-name="P8">10 carros</text:p>
      <text:p text:style-name="P1"/>
      <text:p text:style-name="P1"/>
      <text:p text:style-name="P1">(1) Struct galinha;</text:p>
      <text:p text:style-name="P1"/>
      <text:p text:style-name="P1">int posicao<text:span text:style-name="T1">_</text:span>x</text:p>
      <text:p text:style-name="P1">int posicao<text:span text:style-name="T1">_</text:span>y</text:p>
      <text:p text:style-name="P2">int posicao<text:span text:style-name="T1">I</text:span>nicial<text:span text:style-name="T1">_</text:span>x</text:p>
      <text:p text:style-name="P2">int posicaoInicial<text:span text:style-name="T1">_</text:span>y</text:p>
      <text:p text:style-name="P1">int vidas</text:p>
      <text:p text:style-name="P4">int pontuacao</text:p>
      <text:p text:style-name="P1">int qtd movimento<text:span text:style-name="T1">Total</text:span></text:p>
      <text:p text:style-name="P1">int qtd movimento<text:span text:style-name="T1">B</text:span>aixo</text:p>
      <text:p text:style-name="P1"/>
      <text:p text:style-name="P1">(2) Struct Carro;</text:p>
      <text:p text:style-name="P1"/>
      <text:p text:style-name="P1">int id</text:p>
      <text:p text:style-name="P1">int posicao<text:span text:style-name="T5">_</text:span>x</text:p>
      <text:p text:style-name="P1">int velocidade</text:p>
      <text:p text:style-name="P1"><text:span text:style-name="T2">char</text:span> direcao</text:p>
      <text:p text:style-name="P1"/>
      <text:p text:style-name="P1">(2) pista</text:p>
      <text:p text:style-name="P1"/>
      <text:p text:style-name="P1">int id</text:p>
      <text:p text:style-name="P1">int centro<text:span text:style-name="T3">_</text:span>y</text:p>
      <text:p text:style-name="P1">int velocidade</text:p>
      <text:p text:style-name="P5">char direcao</text:p>
      <text:p text:style-name="P1">int numero de carros</text:p>
      <text:p text:style-name="P1">tCarros carros[10]</text:p>
      <text:p text:style-name="P2">int estaSemCarros → evitar casos imprevisíveis</text:p>
      <text:p text:style-name="P2"/>
      <text:p text:style-name="P2">(3) mapa</text:p>
      <text:p text:style-name="P2"/>
      <text:p text:style-name="P2">int largura→ colunas</text:p>
      <text:p text:style-name="P2">int qtd_pistas</text:p>
      <text:p text:style-name="P2">int <text:span text:style-name="T8">altura</text:span> → calculada com base na qtd de pistas</text:p>
      <text:p text:style-name="P2">tPistas pistas[13]</text:p>
      <text:p text:style-name="P2"><text:span text:style-name="T8">char</text:span> <text:span text:style-name="T5">planoCartesanoDesenho</text:span>[35][10<text:span text:style-name="T6">1</text:span>] // <text:span text:style-name="T7">para acrescentar caracter ‘\0’</text:span></text:p>
      <text:p text:style-name="P2"/>
      <text:p text:style-name="P3">(3) atropelamento</text:p>
      <text:p text:style-name="P3"/>
      <text:p text:style-name="P3">int <text:span text:style-name="T4">iteracao</text:span></text:p>
      <text:p text:style-name="P6">int <text:span text:style-name="T9">pista</text:span>_id</text:p>
      <text:p text:style-name="P11">int carro_id</text:p>
      <text:p text:style-name="P6">int galinha_x</text:p>
      <text:p text:style-name="P6">int galinha_y</text:p>
      <text:p text:style-name="P7">int carro_id</text:p>
      <text:p text:style-name="P7"/>
      <text:p text:style-name="P3"><text:soft-page-break/>(3) pontuacao</text:p>
      <text:p text:style-name="P3"/>
      <text:p text:style-name="P3">int pontuacao da galinha</text:p>
      <text:p text:style-name="P3">funcoes</text:p>
      <text:p text:style-name="P3"><text:tab/>atravessou a pista primeira vez() 1 ponto</text:p>
      <text:p text:style-name="P3"><text:tab/>atingiu o topo da pista() 10 pontos</text:p>
      <text:p text:style-name="P3"/>
      <text:p text:style-name="P3"/>
      <text:p text:style-name="P3"/>
      <text:p text:style-name="P3"/>
      <text:p text:style-name="P3">(4) Estatiticas</text:p>
      <text:p text:style-name="P3">tAtropelamento atropelamentos[?]</text:p>
      <text:p text:style-name="P3">int altura atropelada maxima</text:p>
      <text:p text:style-name="P3">int altura atropelada minima</text:p>
      <text:p text:style-name="P3"/>
      <text:p text:style-name="P9">(4) jogo</text:p>
      <text:p text:style-name="P9"/>
      <text:p text:style-name="P9">tGalinha galinha</text:p>
      <text:p text:style-name="P9">tMapa mapa</text:p>
      <text:p text:style-name="P9">int iteracaoAtual</text:p>
      <text:p text:style-name="P9">int animacaoAtivada</text:p>
      <text:p text:style-name="P9"/>
      <text:p text:style-name="P9">int qtdAtropelamentos</text:p>
      <text:p text:style-name="P9">tAtropelamento atropelamentos[100]</text:p>
      <text:p text:style-name="P9"/>
      <text:p text:style-name="P9">int heatmap[35][100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2T16:54:59.235524307</meta:creation-date>
    <dc:date>2025-08-04T09:35:23.944145757</dc:date>
    <meta:editing-duration>PT1H12M22S</meta:editing-duration>
    <meta:editing-cycles>18</meta:editing-cycles>
    <meta:generator>LibreOffice/24.2.7.2$Linux_X86_64 LibreOffice_project/420$Build-2</meta:generator>
    <meta:print-date>2025-08-02T17:04:41.339170007</meta:print-date>
    <meta:printed-by>PDF files</meta:printed-by>
    <meta:document-statistic meta:table-count="0" meta:image-count="0" meta:object-count="0" meta:page-count="2" meta:paragraph-count="57" meta:word-count="154" meta:character-count="1039" meta:non-whitespace-character-count="939"/>
  </office:meta>
</office:document-meta>
</file>